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8.72mm" svg:height="148.01mm" svg:x="-0.08mm" svg:y="32.35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2]/1000000" office:value-type="float" office:value="1.16110468" calcext:value-type="float">
            <text:p>1,16110468</text:p>
          </table:table-cell>
          <table:table-cell table:formula="of:=[$Sheet2.B2]/1000000" office:value-type="float" office:value="0.47849834" calcext:value-type="float">
            <text:p>0,47849834</text:p>
          </table:table-cell>
          <table:table-cell table:formula="of:=[$Sheet2.C2]/1000000" office:value-type="float" office:value="0.42070245" calcext:value-type="float">
            <text:p>0,42070245</text:p>
          </table:table-cell>
          <table:table-cell table:formula="of:=[$Sheet2.D2]/1000000" office:value-type="float" office:value="0.37148778" calcext:value-type="float">
            <text:p>0,37148778</text:p>
          </table:table-cell>
          <table:table-cell table:formula="of:=[$Sheet2.E2]/1000000" office:value-type="float" office:value="0.38685629" calcext:value-type="float">
            <text:p>0,38685629</text:p>
          </table:table-cell>
          <table:table-cell table:formula="of:=[$Sheet2.F2]/1000000" office:value-type="float" office:value="0.3783774" calcext:value-type="float">
            <text:p>0,3783774</text:p>
          </table:table-cell>
          <table:table-cell table:formula="of:=[$Sheet2.G2]/1000000" office:value-type="float" office:value="0.40251991" calcext:value-type="float">
            <text:p>0,40251991</text:p>
          </table:table-cell>
          <table:table-cell table:formula="of:=[$Sheet2.H2]/1000000" office:value-type="float" office:value="0.39109187" calcext:value-type="float">
            <text:p>0,39109187</text:p>
          </table:table-cell>
          <table:table-cell table:formula="of:=[$Sheet2.I2]/1000000" office:value-type="float" office:value="0.46278419" calcext:value-type="float">
            <text:p>0,46278419</text:p>
          </table:table-cell>
          <table:table-cell table:formula="of:=[$Sheet2.J2]/1000000" office:value-type="float" office:value="0.32266976" calcext:value-type="float">
            <text:p>0,32266976</text:p>
          </table:table-cell>
          <table:table-cell table:formula="of:=[$Sheet2.K2]/1000000" office:value-type="float" office:value="0.35821099" calcext:value-type="float">
            <text:p>0,35821099</text:p>
          </table:table-cell>
          <table:table-cell table:formula="of:=[$Sheet2.L2]/1000000" office:value-type="float" office:value="0.45189047" calcext:value-type="float">
            <text:p>0,45189047</text:p>
          </table:table-cell>
          <table:table-cell table:formula="of:=[$Sheet2.M2]/1000000" office:value-type="float" office:value="0.62239005" calcext:value-type="float">
            <text:p>0,62239005</text:p>
          </table:table-cell>
          <table:table-cell table:formula="of:=[$Sheet2.N2]/1000000" office:value-type="float" office:value="1.53767428" calcext:value-type="float">
            <text:p>1,53767428</text:p>
          </table:table-cell>
          <table:table-cell table:formula="of:=[$Sheet2.O2]/1000000" office:value-type="float" office:value="3.13232138" calcext:value-type="float">
            <text:p>3,13232138</text:p>
          </table:table-cell>
          <table:table-cell table:formula="of:=[$Sheet2.P2]/1000000" office:value-type="float" office:value="5.94353548" calcext:value-type="float">
            <text:p>5,94353548</text:p>
          </table:table-cell>
          <table:table-cell table:formula="of:=[$Sheet2.Q2]/1000000" office:value-type="float" office:value="12.70241702" calcext:value-type="float">
            <text:p>12,70241702</text:p>
          </table:table-cell>
        </table:table-row>
        <table:table-row table:style-name="ro1">
          <table:table-cell table:formula="of:=[$Sheet2.A3]/1000000" office:value-type="float" office:value="6.1351475" calcext:value-type="float">
            <text:p>6,1351475</text:p>
          </table:table-cell>
          <table:table-cell table:formula="of:=[$Sheet2.B3]/1000000" office:value-type="float" office:value="0.49607342" calcext:value-type="float">
            <text:p>0,49607342</text:p>
          </table:table-cell>
          <table:table-cell table:formula="of:=[$Sheet2.C3]/1000000" office:value-type="float" office:value="0.50395753" calcext:value-type="float">
            <text:p>0,50395753</text:p>
          </table:table-cell>
          <table:table-cell table:formula="of:=[$Sheet2.D3]/1000000" office:value-type="float" office:value="0.06179498" calcext:value-type="float">
            <text:p>0,06179498</text:p>
          </table:table-cell>
          <table:table-cell table:formula="of:=[$Sheet2.E3]/1000000" office:value-type="float" office:value="0.2712612" calcext:value-type="float">
            <text:p>0,2712612</text:p>
          </table:table-cell>
          <table:table-cell table:formula="of:=[$Sheet2.F3]/1000000" office:value-type="float" office:value="0.05520788" calcext:value-type="float">
            <text:p>0,05520788</text:p>
          </table:table-cell>
          <table:table-cell table:formula="of:=[$Sheet2.G3]/1000000" office:value-type="float" office:value="0.23002633" calcext:value-type="float">
            <text:p>0,23002633</text:p>
          </table:table-cell>
          <table:table-cell table:formula="of:=[$Sheet2.H3]/1000000" office:value-type="float" office:value="0.05003161" calcext:value-type="float">
            <text:p>0,05003161</text:p>
          </table:table-cell>
          <table:table-cell table:formula="of:=[$Sheet2.I3]/1000000" office:value-type="float" office:value="0.72069998" calcext:value-type="float">
            <text:p>0,72069998</text:p>
          </table:table-cell>
          <table:table-cell table:formula="of:=[$Sheet2.J3]/1000000" office:value-type="float" office:value="0.06318043" calcext:value-type="float">
            <text:p>0,06318043</text:p>
          </table:table-cell>
          <table:table-cell table:formula="of:=[$Sheet2.K3]/1000000" office:value-type="float" office:value="0.10988572" calcext:value-type="float">
            <text:p>0,10988572</text:p>
          </table:table-cell>
          <table:table-cell table:formula="of:=[$Sheet2.L3]/1000000" office:value-type="float" office:value="0.70715494" calcext:value-type="float">
            <text:p>0,70715494</text:p>
          </table:table-cell>
          <table:table-cell table:formula="of:=[$Sheet2.M3]/1000000" office:value-type="float" office:value="3.15744914" calcext:value-type="float">
            <text:p>3,15744914</text:p>
          </table:table-cell>
          <table:table-cell table:formula="of:=[$Sheet2.N3]/1000000" office:value-type="float" office:value="6.29921718" calcext:value-type="float">
            <text:p>6,29921718</text:p>
          </table:table-cell>
          <table:table-cell table:formula="of:=[$Sheet2.O3]/1000000" office:value-type="float" office:value="9.24626657" calcext:value-type="float">
            <text:p>9,24626657</text:p>
          </table:table-cell>
          <table:table-cell table:formula="of:=[$Sheet2.P3]/1000000" office:value-type="float" office:value="12.90574773" calcext:value-type="float">
            <text:p>12,90574773</text:p>
          </table:table-cell>
          <table:table-cell table:formula="of:=[$Sheet2.Q3]/1000000" office:value-type="float" office:value="21.61872696" calcext:value-type="float">
            <text:p>21,61872696</text:p>
          </table:table-cell>
        </table:table-row>
        <table:table-row table:style-name="ro1">
          <table:table-cell table:formula="of:=[$Sheet2.A4]/1000000" office:value-type="float" office:value="1.16110468" calcext:value-type="float">
            <text:p>1,16110468</text:p>
          </table:table-cell>
          <table:table-cell table:formula="of:=[$Sheet2.B4]/1000000" office:value-type="float" office:value="0.47849834" calcext:value-type="float">
            <text:p>0,47849834</text:p>
          </table:table-cell>
          <table:table-cell table:formula="of:=[$Sheet2.C4]/1000000" office:value-type="float" office:value="0.42070245" calcext:value-type="float">
            <text:p>0,42070245</text:p>
          </table:table-cell>
          <table:table-cell table:formula="of:=[$Sheet2.D4]/1000000" office:value-type="float" office:value="0.37148778" calcext:value-type="float">
            <text:p>0,37148778</text:p>
          </table:table-cell>
          <table:table-cell table:formula="of:=[$Sheet2.E4]/1000000" office:value-type="float" office:value="0.38685629" calcext:value-type="float">
            <text:p>0,38685629</text:p>
          </table:table-cell>
          <table:table-cell table:formula="of:=[$Sheet2.F4]/1000000" office:value-type="float" office:value="0.3783774" calcext:value-type="float">
            <text:p>0,3783774</text:p>
          </table:table-cell>
          <table:table-cell table:formula="of:=[$Sheet2.G4]/1000000" office:value-type="float" office:value="0.40251991" calcext:value-type="float">
            <text:p>0,40251991</text:p>
          </table:table-cell>
          <table:table-cell table:formula="of:=[$Sheet2.H4]/1000000" office:value-type="float" office:value="0.39109187" calcext:value-type="float">
            <text:p>0,39109187</text:p>
          </table:table-cell>
          <table:table-cell table:formula="of:=[$Sheet2.I4]/1000000" office:value-type="float" office:value="0.46278419" calcext:value-type="float">
            <text:p>0,46278419</text:p>
          </table:table-cell>
          <table:table-cell table:formula="of:=[$Sheet2.J4]/1000000" office:value-type="float" office:value="0.32266976" calcext:value-type="float">
            <text:p>0,32266976</text:p>
          </table:table-cell>
          <table:table-cell table:formula="of:=[$Sheet2.K4]/1000000" office:value-type="float" office:value="0.35821099" calcext:value-type="float">
            <text:p>0,35821099</text:p>
          </table:table-cell>
          <table:table-cell table:formula="of:=[$Sheet2.L4]/1000000" office:value-type="float" office:value="0.45189047" calcext:value-type="float">
            <text:p>0,45189047</text:p>
          </table:table-cell>
          <table:table-cell table:formula="of:=[$Sheet2.M4]/1000000" office:value-type="float" office:value="0.62239005" calcext:value-type="float">
            <text:p>0,62239005</text:p>
          </table:table-cell>
          <table:table-cell table:formula="of:=[$Sheet2.N4]/1000000" office:value-type="float" office:value="1.53767428" calcext:value-type="float">
            <text:p>1,53767428</text:p>
          </table:table-cell>
          <table:table-cell table:formula="of:=[$Sheet2.O4]/1000000" office:value-type="float" office:value="3.13232138" calcext:value-type="float">
            <text:p>3,13232138</text:p>
          </table:table-cell>
          <table:table-cell table:formula="of:=[$Sheet2.P4]/1000000" office:value-type="float" office:value="5.94353548" calcext:value-type="float">
            <text:p>5,94353548</text:p>
          </table:table-cell>
          <table:table-cell table:formula="of:=[$Sheet2.Q4]/1000000" office:value-type="float" office:value="12.70241702" calcext:value-type="float">
            <text:p>12,70241702</text:p>
          </table:table-cell>
        </table:table-row>
        <table:table-row table:style-name="ro1">
          <table:table-cell table:formula="of:=[$Sheet2.A5]/1000000" office:value-type="float" office:value="0.1411419" calcext:value-type="float">
            <text:p>0,1411419</text:p>
          </table:table-cell>
          <table:table-cell table:formula="of:=[$Sheet2.B5]/1000000" office:value-type="float" office:value="0.39602658" calcext:value-type="float">
            <text:p>0,39602658</text:p>
          </table:table-cell>
          <table:table-cell table:formula="of:=[$Sheet2.C5]/1000000" office:value-type="float" office:value="0.33691996" calcext:value-type="float">
            <text:p>0,33691996</text:p>
          </table:table-cell>
          <table:table-cell table:formula="of:=[$Sheet2.D5]/1000000" office:value-type="float" office:value="0.36121442" calcext:value-type="float">
            <text:p>0,36121442</text:p>
          </table:table-cell>
          <table:table-cell table:formula="of:=[$Sheet2.E5]/1000000" office:value-type="float" office:value="0.34175936" calcext:value-type="float">
            <text:p>0,34175936</text:p>
          </table:table-cell>
          <table:table-cell table:formula="of:=[$Sheet2.F5]/1000000" office:value-type="float" office:value="0.36919914" calcext:value-type="float">
            <text:p>0,36919914</text:p>
          </table:table-cell>
          <table:table-cell table:formula="of:=[$Sheet2.G5]/1000000" office:value-type="float" office:value="0.36427823" calcext:value-type="float">
            <text:p>0,36427823</text:p>
          </table:table-cell>
          <table:table-cell table:formula="of:=[$Sheet2.H5]/1000000" office:value-type="float" office:value="0.38277416" calcext:value-type="float">
            <text:p>0,38277416</text:p>
          </table:table-cell>
          <table:table-cell table:formula="of:=[$Sheet2.I5]/1000000" office:value-type="float" office:value="0.34296846" calcext:value-type="float">
            <text:p>0,34296846</text:p>
          </table:table-cell>
          <table:table-cell table:formula="of:=[$Sheet2.J5]/1000000" office:value-type="float" office:value="0.31216607" calcext:value-type="float">
            <text:p>0,31216607</text:p>
          </table:table-cell>
          <table:table-cell table:formula="of:=[$Sheet2.K5]/1000000" office:value-type="float" office:value="0.33994259" calcext:value-type="float">
            <text:p>0,33994259</text:p>
          </table:table-cell>
          <table:table-cell table:formula="of:=[$Sheet2.L5]/1000000" office:value-type="float" office:value="0.33432659" calcext:value-type="float">
            <text:p>0,33432659</text:p>
          </table:table-cell>
          <table:table-cell table:formula="of:=[$Sheet2.M5]/1000000" office:value-type="float" office:value="0.09746696" calcext:value-type="float">
            <text:p>0,09746696</text:p>
          </table:table-cell>
          <table:table-cell table:formula="of:=[$Sheet2.N5]/1000000" office:value-type="float" office:value="0.49043506" calcext:value-type="float">
            <text:p>0,49043506</text:p>
          </table:table-cell>
          <table:table-cell table:formula="of:=[$Sheet2.O5]/1000000" office:value-type="float" office:value="1.59513784" calcext:value-type="float">
            <text:p>1,59513784</text:p>
          </table:table-cell>
          <table:table-cell table:formula="of:=[$Sheet2.P5]/1000000" office:value-type="float" office:value="3.79796647" calcext:value-type="float">
            <text:p>3,79796647</text:p>
          </table:table-cell>
          <table:table-cell table:formula="of:=[$Sheet2.Q5]/1000000" office:value-type="float" office:value="9.10832301" calcext:value-type="float">
            <text:p>9,10832301</text:p>
          </table:table-cell>
        </table:table-row>
        <table:table-row table:style-name="ro1">
          <table:table-cell table:formula="of:=[$Sheet2.A6]/1000000" office:value-type="float" office:value="2.18106746" calcext:value-type="float">
            <text:p>2,18106746</text:p>
          </table:table-cell>
          <table:table-cell table:formula="of:=[$Sheet2.B6]/1000000" office:value-type="float" office:value="0.5609701" calcext:value-type="float">
            <text:p>0,5609701</text:p>
          </table:table-cell>
          <table:table-cell table:formula="of:=[$Sheet2.C6]/1000000" office:value-type="float" office:value="0.50448493" calcext:value-type="float">
            <text:p>0,50448493</text:p>
          </table:table-cell>
          <table:table-cell table:formula="of:=[$Sheet2.D6]/1000000" office:value-type="float" office:value="0.38176114" calcext:value-type="float">
            <text:p>0,38176114</text:p>
          </table:table-cell>
          <table:table-cell table:formula="of:=[$Sheet2.E6]/1000000" office:value-type="float" office:value="0.43195322" calcext:value-type="float">
            <text:p>0,43195322</text:p>
          </table:table-cell>
          <table:table-cell table:formula="of:=[$Sheet2.F6]/1000000" office:value-type="float" office:value="0.38755566" calcext:value-type="float">
            <text:p>0,38755566</text:p>
          </table:table-cell>
          <table:table-cell table:formula="of:=[$Sheet2.G6]/1000000" office:value-type="float" office:value="0.44076158" calcext:value-type="float">
            <text:p>0,44076158</text:p>
          </table:table-cell>
          <table:table-cell table:formula="of:=[$Sheet2.H6]/1000000" office:value-type="float" office:value="0.39940958" calcext:value-type="float">
            <text:p>0,39940958</text:p>
          </table:table-cell>
          <table:table-cell table:formula="of:=[$Sheet2.I6]/1000000" office:value-type="float" office:value="0.58259991" calcext:value-type="float">
            <text:p>0,58259991</text:p>
          </table:table-cell>
          <table:table-cell table:formula="of:=[$Sheet2.J6]/1000000" office:value-type="float" office:value="0.33317345" calcext:value-type="float">
            <text:p>0,33317345</text:p>
          </table:table-cell>
          <table:table-cell table:formula="of:=[$Sheet2.K6]/1000000" office:value-type="float" office:value="0.37647939" calcext:value-type="float">
            <text:p>0,37647939</text:p>
          </table:table-cell>
          <table:table-cell table:formula="of:=[$Sheet2.L6]/1000000" office:value-type="float" office:value="0.56945434" calcext:value-type="float">
            <text:p>0,56945434</text:p>
          </table:table-cell>
          <table:table-cell table:formula="of:=[$Sheet2.M6]/1000000" office:value-type="float" office:value="1.14731314" calcext:value-type="float">
            <text:p>1,14731314</text:p>
          </table:table-cell>
          <table:table-cell table:formula="of:=[$Sheet2.N6]/1000000" office:value-type="float" office:value="2.5849135" calcext:value-type="float">
            <text:p>2,5849135</text:p>
          </table:table-cell>
          <table:table-cell table:formula="of:=[$Sheet2.O6]/1000000" office:value-type="float" office:value="4.66950492" calcext:value-type="float">
            <text:p>4,66950492</text:p>
          </table:table-cell>
          <table:table-cell table:formula="of:=[$Sheet2.P6]/1000000" office:value-type="float" office:value="8.08910449" calcext:value-type="float">
            <text:p>8,08910449</text:p>
          </table:table-cell>
          <table:table-cell table:formula="of:=[$Sheet2.Q6]/1000000" office:value-type="float" office:value="16.29651103" calcext:value-type="float">
            <text:p>16,29651103</text:p>
          </table:table-cell>
        </table:table-row>
      </table:table>
      <table:table table:name="Sheet2" table:style-name="ta1">
        <table:table-column table:style-name="co8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1104.68" calcext:value-type="float">
            <text:p>1161104,68</text:p>
          </table:table-cell>
          <table:table-cell office:value-type="float" office:value="478498.34" calcext:value-type="float">
            <text:p>478498,34</text:p>
          </table:table-cell>
          <table:table-cell office:value-type="float" office:value="420702.45" calcext:value-type="float">
            <text:p>420702,45</text:p>
          </table:table-cell>
          <table:table-cell office:value-type="float" office:value="371487.78" calcext:value-type="float">
            <text:p>371487,78</text:p>
          </table:table-cell>
          <table:table-cell office:value-type="float" office:value="386856.29" calcext:value-type="float">
            <text:p>386856,29</text:p>
          </table:table-cell>
          <table:table-cell office:value-type="float" office:value="378377.4" calcext:value-type="float">
            <text:p>378377,4</text:p>
          </table:table-cell>
          <table:table-cell office:value-type="float" office:value="402519.91" calcext:value-type="float">
            <text:p>402519,91</text:p>
          </table:table-cell>
          <table:table-cell office:value-type="float" office:value="391091.87" calcext:value-type="float">
            <text:p>391091,87</text:p>
          </table:table-cell>
          <table:table-cell office:value-type="float" office:value="462784.19" calcext:value-type="float">
            <text:p>462784,19</text:p>
          </table:table-cell>
          <table:table-cell office:value-type="float" office:value="322669.76" calcext:value-type="float">
            <text:p>322669,76</text:p>
          </table:table-cell>
          <table:table-cell office:value-type="float" office:value="358210.99" calcext:value-type="float">
            <text:p>358210,99</text:p>
          </table:table-cell>
          <table:table-cell office:value-type="float" office:value="451890.47" calcext:value-type="float">
            <text:p>451890,47</text:p>
          </table:table-cell>
          <table:table-cell office:value-type="float" office:value="622390.05" calcext:value-type="float">
            <text:p>622390,05</text:p>
          </table:table-cell>
          <table:table-cell office:value-type="float" office:value="1537674.28" calcext:value-type="float">
            <text:p>1537674,28</text:p>
          </table:table-cell>
          <table:table-cell office:value-type="float" office:value="3132321.38" calcext:value-type="float">
            <text:p>3132321,38</text:p>
          </table:table-cell>
          <table:table-cell office:value-type="float" office:value="5943535.48" calcext:value-type="float">
            <text:p>5943535,48</text:p>
          </table:table-cell>
          <table:table-cell office:value-type="float" office:value="12702417.02" calcext:value-type="float">
            <text:p>12702417,02</text:p>
          </table:table-cell>
        </table:table-row>
        <table:table-row table:style-name="ro1">
          <table:table-cell office:value-type="float" office:value="6135147.5" calcext:value-type="float">
            <text:p>6135147,5</text:p>
          </table:table-cell>
          <table:table-cell office:value-type="float" office:value="496073.42" calcext:value-type="float">
            <text:p>496073,42</text:p>
          </table:table-cell>
          <table:table-cell office:value-type="float" office:value="503957.53" calcext:value-type="float">
            <text:p>503957,53</text:p>
          </table:table-cell>
          <table:table-cell office:value-type="float" office:value="61794.98" calcext:value-type="float">
            <text:p>61794,98</text:p>
          </table:table-cell>
          <table:table-cell office:value-type="float" office:value="271261.2" calcext:value-type="float">
            <text:p>271261,2</text:p>
          </table:table-cell>
          <table:table-cell office:value-type="float" office:value="55207.88" calcext:value-type="float">
            <text:p>55207,88</text:p>
          </table:table-cell>
          <table:table-cell office:value-type="float" office:value="230026.33" calcext:value-type="float">
            <text:p>230026,33</text:p>
          </table:table-cell>
          <table:table-cell office:value-type="float" office:value="50031.61" calcext:value-type="float">
            <text:p>50031,61</text:p>
          </table:table-cell>
          <table:table-cell office:value-type="float" office:value="720699.98" calcext:value-type="float">
            <text:p>720699,98</text:p>
          </table:table-cell>
          <table:table-cell office:value-type="float" office:value="63180.43" calcext:value-type="float">
            <text:p>63180,43</text:p>
          </table:table-cell>
          <table:table-cell office:value-type="float" office:value="109885.72" calcext:value-type="float">
            <text:p>109885,72</text:p>
          </table:table-cell>
          <table:table-cell office:value-type="float" office:value="707154.94" calcext:value-type="float">
            <text:p>707154,94</text:p>
          </table:table-cell>
          <table:table-cell office:value-type="float" office:value="3157449.14" calcext:value-type="float">
            <text:p>3157449,14</text:p>
          </table:table-cell>
          <table:table-cell office:value-type="float" office:value="6299217.18" calcext:value-type="float">
            <text:p>6299217,18</text:p>
          </table:table-cell>
          <table:table-cell office:value-type="float" office:value="9246266.57" calcext:value-type="float">
            <text:p>9246266,57</text:p>
          </table:table-cell>
          <table:table-cell office:value-type="float" office:value="12905747.73" calcext:value-type="float">
            <text:p>12905747,73</text:p>
          </table:table-cell>
          <table:table-cell office:value-type="float" office:value="21618726.96" calcext:value-type="float">
            <text:p>21618726,96</text:p>
          </table:table-cell>
        </table:table-row>
        <table:table-row table:style-name="ro1">
          <table:table-cell office:value-type="float" office:value="1161104.68" calcext:value-type="float">
            <text:p>1161104,68</text:p>
          </table:table-cell>
          <table:table-cell office:value-type="float" office:value="478498.34" calcext:value-type="float">
            <text:p>478498,34</text:p>
          </table:table-cell>
          <table:table-cell office:value-type="float" office:value="420702.45" calcext:value-type="float">
            <text:p>420702,45</text:p>
          </table:table-cell>
          <table:table-cell office:value-type="float" office:value="371487.78" calcext:value-type="float">
            <text:p>371487,78</text:p>
          </table:table-cell>
          <table:table-cell office:value-type="float" office:value="386856.29" calcext:value-type="float">
            <text:p>386856,29</text:p>
          </table:table-cell>
          <table:table-cell office:value-type="float" office:value="378377.4" calcext:value-type="float">
            <text:p>378377,4</text:p>
          </table:table-cell>
          <table:table-cell office:value-type="float" office:value="402519.91" calcext:value-type="float">
            <text:p>402519,91</text:p>
          </table:table-cell>
          <table:table-cell office:value-type="float" office:value="391091.87" calcext:value-type="float">
            <text:p>391091,87</text:p>
          </table:table-cell>
          <table:table-cell office:value-type="float" office:value="462784.19" calcext:value-type="float">
            <text:p>462784,19</text:p>
          </table:table-cell>
          <table:table-cell office:value-type="float" office:value="322669.76" calcext:value-type="float">
            <text:p>322669,76</text:p>
          </table:table-cell>
          <table:table-cell office:value-type="float" office:value="358210.99" calcext:value-type="float">
            <text:p>358210,99</text:p>
          </table:table-cell>
          <table:table-cell office:value-type="float" office:value="451890.47" calcext:value-type="float">
            <text:p>451890,47</text:p>
          </table:table-cell>
          <table:table-cell office:value-type="float" office:value="622390.05" calcext:value-type="float">
            <text:p>622390,05</text:p>
          </table:table-cell>
          <table:table-cell office:value-type="float" office:value="1537674.28" calcext:value-type="float">
            <text:p>1537674,28</text:p>
          </table:table-cell>
          <table:table-cell office:value-type="float" office:value="3132321.38" calcext:value-type="float">
            <text:p>3132321,38</text:p>
          </table:table-cell>
          <table:table-cell office:value-type="float" office:value="5943535.48" calcext:value-type="float">
            <text:p>5943535,48</text:p>
          </table:table-cell>
          <table:table-cell office:value-type="float" office:value="12702417.02" calcext:value-type="float">
            <text:p>12702417,02</text:p>
          </table:table-cell>
        </table:table-row>
        <table:table-row table:style-name="ro1">
          <table:table-cell office:value-type="float" office:value="141141.9" calcext:value-type="float">
            <text:p>141141,9</text:p>
          </table:table-cell>
          <table:table-cell office:value-type="float" office:value="396026.58" calcext:value-type="float">
            <text:p>396026,58</text:p>
          </table:table-cell>
          <table:table-cell office:value-type="float" office:value="336919.96" calcext:value-type="float">
            <text:p>336919,96</text:p>
          </table:table-cell>
          <table:table-cell office:value-type="float" office:value="361214.42" calcext:value-type="float">
            <text:p>361214,42</text:p>
          </table:table-cell>
          <table:table-cell office:value-type="float" office:value="341759.36" calcext:value-type="float">
            <text:p>341759,36</text:p>
          </table:table-cell>
          <table:table-cell office:value-type="float" office:value="369199.14" calcext:value-type="float">
            <text:p>369199,14</text:p>
          </table:table-cell>
          <table:table-cell office:value-type="float" office:value="364278.23" calcext:value-type="float">
            <text:p>364278,23</text:p>
          </table:table-cell>
          <table:table-cell office:value-type="float" office:value="382774.16" calcext:value-type="float">
            <text:p>382774,16</text:p>
          </table:table-cell>
          <table:table-cell office:value-type="float" office:value="342968.46" calcext:value-type="float">
            <text:p>342968,46</text:p>
          </table:table-cell>
          <table:table-cell office:value-type="float" office:value="312166.07" calcext:value-type="float">
            <text:p>312166,07</text:p>
          </table:table-cell>
          <table:table-cell office:value-type="float" office:value="339942.59" calcext:value-type="float">
            <text:p>339942,59</text:p>
          </table:table-cell>
          <table:table-cell office:value-type="float" office:value="334326.59" calcext:value-type="float">
            <text:p>334326,59</text:p>
          </table:table-cell>
          <table:table-cell office:value-type="float" office:value="97466.96" calcext:value-type="float">
            <text:p>97466,96</text:p>
          </table:table-cell>
          <table:table-cell office:value-type="float" office:value="490435.06" calcext:value-type="float">
            <text:p>490435,06</text:p>
          </table:table-cell>
          <table:table-cell office:value-type="float" office:value="1595137.84" calcext:value-type="float">
            <text:p>1595137,84</text:p>
          </table:table-cell>
          <table:table-cell office:value-type="float" office:value="3797966.47" calcext:value-type="float">
            <text:p>3797966,47</text:p>
          </table:table-cell>
          <table:table-cell office:value-type="float" office:value="9108323.01" calcext:value-type="float">
            <text:p>9108323,01</text:p>
          </table:table-cell>
        </table:table-row>
        <table:table-row table:style-name="ro1">
          <table:table-cell office:value-type="float" office:value="2181067.46" calcext:value-type="float">
            <text:p>2181067,46</text:p>
          </table:table-cell>
          <table:table-cell office:value-type="float" office:value="560970.1" calcext:value-type="float">
            <text:p>560970,1</text:p>
          </table:table-cell>
          <table:table-cell office:value-type="float" office:value="504484.93" calcext:value-type="float">
            <text:p>504484,93</text:p>
          </table:table-cell>
          <table:table-cell office:value-type="float" office:value="381761.14" calcext:value-type="float">
            <text:p>381761,14</text:p>
          </table:table-cell>
          <table:table-cell office:value-type="float" office:value="431953.22" calcext:value-type="float">
            <text:p>431953,22</text:p>
          </table:table-cell>
          <table:table-cell office:value-type="float" office:value="387555.66" calcext:value-type="float">
            <text:p>387555,66</text:p>
          </table:table-cell>
          <table:table-cell office:value-type="float" office:value="440761.58" calcext:value-type="float">
            <text:p>440761,58</text:p>
          </table:table-cell>
          <table:table-cell office:value-type="float" office:value="399409.58" calcext:value-type="float">
            <text:p>399409,58</text:p>
          </table:table-cell>
          <table:table-cell office:value-type="float" office:value="582599.91" calcext:value-type="float">
            <text:p>582599,91</text:p>
          </table:table-cell>
          <table:table-cell office:value-type="float" office:value="333173.45" calcext:value-type="float">
            <text:p>333173,45</text:p>
          </table:table-cell>
          <table:table-cell office:value-type="float" office:value="376479.39" calcext:value-type="float">
            <text:p>376479,39</text:p>
          </table:table-cell>
          <table:table-cell office:value-type="float" office:value="569454.34" calcext:value-type="float">
            <text:p>569454,34</text:p>
          </table:table-cell>
          <table:table-cell office:value-type="float" office:value="1147313.14" calcext:value-type="float">
            <text:p>1147313,14</text:p>
          </table:table-cell>
          <table:table-cell office:value-type="float" office:value="2584913.5" calcext:value-type="float">
            <text:p>2584913,5</text:p>
          </table:table-cell>
          <table:table-cell office:value-type="float" office:value="4669504.92" calcext:value-type="float">
            <text:p>4669504,92</text:p>
          </table:table-cell>
          <table:table-cell office:value-type="float" office:value="8089104.49" calcext:value-type="float">
            <text:p>8089104,49</text:p>
          </table:table-cell>
          <table:table-cell office:value-type="float" office:value="16296511.03" calcext:value-type="float">
            <text:p>16296511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27:56.539025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28:22.371105562</dc:date>
    <meta:editing-duration>PT12M45S</meta:editing-duration>
    <meta:editing-cycles>5</meta:editing-cycles>
    <meta:generator>LibreOffice/6.0.7.3$Linux_X86_64 LibreOffice_project/00m0$Build-3</meta:generator>
    <meta:document-statistic meta:table-count="2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73cm" svg:height="14.802cm" xlink:href=".." xlink:type="simple" chart:class="chart:line" chart:style-name="ch1">
        <chart:title svg:x="13.53cm" svg:y="0.431cm" chart:style-name="ch2">
          <text:p>RTT - 100 iterações</text:p>
        </chart:title>
        <chart:subtitle svg:x="9.171cm" svg:y="1.824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2.008cm" svg:y="3.021cm" svg:width="30.208cm" svg:height="10.164cm">
          <chartooo:coordinate-region svg:x="2.629cm" svg:y="3.22cm" svg:width="29.4cm" svg:height="9.318cm"/>
          <chart:axis chart:dimension="x" chart:name="primary-x" chart:style-name="ch5" chartooo:axis-type="auto">
            <chartooo:date-scale/>
            <chart:title svg:x="12.215cm" svg:y="13.48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9.323cm" chart:style-name="ch8">
              <text:p>RTT (ms)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1.16110468">
                <text:p>1.16110468</text:p>
                <draw:g>
                  <svg:desc>'out-10'.A4:'out-10'.Q4</svg:desc>
                </draw:g>
              </table:table-cell>
              <table:table-cell office:value-type="float" office:value="0.47849834">
                <text:p>0.47849834</text:p>
              </table:table-cell>
              <table:table-cell office:value-type="float" office:value="0.42070245">
                <text:p>0.42070245</text:p>
              </table:table-cell>
              <table:table-cell office:value-type="float" office:value="0.37148778">
                <text:p>0.37148778</text:p>
              </table:table-cell>
              <table:table-cell office:value-type="float" office:value="0.38685629">
                <text:p>0.38685629</text:p>
              </table:table-cell>
              <table:table-cell office:value-type="float" office:value="0.3783774">
                <text:p>0.3783774</text:p>
              </table:table-cell>
              <table:table-cell office:value-type="float" office:value="0.40251991">
                <text:p>0.40251991</text:p>
              </table:table-cell>
              <table:table-cell office:value-type="float" office:value="0.39109187">
                <text:p>0.39109187</text:p>
              </table:table-cell>
              <table:table-cell office:value-type="float" office:value="0.46278419">
                <text:p>0.46278419</text:p>
              </table:table-cell>
              <table:table-cell office:value-type="float" office:value="0.32266976">
                <text:p>0.32266976</text:p>
              </table:table-cell>
              <table:table-cell office:value-type="float" office:value="0.35821099">
                <text:p>0.35821099</text:p>
              </table:table-cell>
              <table:table-cell office:value-type="float" office:value="0.45189047">
                <text:p>0.45189047</text:p>
              </table:table-cell>
              <table:table-cell office:value-type="float" office:value="0.62239005">
                <text:p>0.62239005</text:p>
              </table:table-cell>
              <table:table-cell office:value-type="float" office:value="1.53767428">
                <text:p>1.53767428</text:p>
              </table:table-cell>
              <table:table-cell office:value-type="float" office:value="3.13232138">
                <text:p>3.13232138</text:p>
              </table:table-cell>
              <table:table-cell office:value-type="float" office:value="5.94353548">
                <text:p>5.94353548</text:p>
              </table:table-cell>
              <table:table-cell office:value-type="float" office:value="12.70241702">
                <text:p>12.70241702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2.18106746">
                <text:p>2.18106746</text:p>
                <draw:g>
                  <svg:desc>'out-10'.A6:'out-10'.Q6</svg:desc>
                </draw:g>
              </table:table-cell>
              <table:table-cell office:value-type="float" office:value="0.5609701">
                <text:p>0.5609701</text:p>
              </table:table-cell>
              <table:table-cell office:value-type="float" office:value="0.50448493">
                <text:p>0.50448493</text:p>
              </table:table-cell>
              <table:table-cell office:value-type="float" office:value="0.38176114">
                <text:p>0.38176114</text:p>
              </table:table-cell>
              <table:table-cell office:value-type="float" office:value="0.43195322">
                <text:p>0.43195322</text:p>
              </table:table-cell>
              <table:table-cell office:value-type="float" office:value="0.38755566">
                <text:p>0.38755566</text:p>
              </table:table-cell>
              <table:table-cell office:value-type="float" office:value="0.44076158">
                <text:p>0.44076158</text:p>
              </table:table-cell>
              <table:table-cell office:value-type="float" office:value="0.39940958">
                <text:p>0.39940958</text:p>
              </table:table-cell>
              <table:table-cell office:value-type="float" office:value="0.58259991">
                <text:p>0.58259991</text:p>
              </table:table-cell>
              <table:table-cell office:value-type="float" office:value="0.33317345">
                <text:p>0.33317345</text:p>
              </table:table-cell>
              <table:table-cell office:value-type="float" office:value="0.37647939">
                <text:p>0.37647939</text:p>
              </table:table-cell>
              <table:table-cell office:value-type="float" office:value="0.56945434">
                <text:p>0.56945434</text:p>
              </table:table-cell>
              <table:table-cell office:value-type="float" office:value="1.14731314">
                <text:p>1.14731314</text:p>
              </table:table-cell>
              <table:table-cell office:value-type="float" office:value="2.5849135">
                <text:p>2.5849135</text:p>
              </table:table-cell>
              <table:table-cell office:value-type="float" office:value="4.66950492">
                <text:p>4.66950492</text:p>
              </table:table-cell>
              <table:table-cell office:value-type="float" office:value="8.08910449">
                <text:p>8.08910449</text:p>
              </table:table-cell>
              <table:table-cell office:value-type="float" office:value="16.29651103">
                <text:p>16.2965110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1411419">
                <text:p>0.1411419</text:p>
                <draw:g>
                  <svg:desc>'out-10'.A5:'out-10'.Q5</svg:desc>
                </draw:g>
              </table:table-cell>
              <table:table-cell office:value-type="float" office:value="0.39602658">
                <text:p>0.39602658</text:p>
              </table:table-cell>
              <table:table-cell office:value-type="float" office:value="0.33691996">
                <text:p>0.33691996</text:p>
              </table:table-cell>
              <table:table-cell office:value-type="float" office:value="0.36121442">
                <text:p>0.36121442</text:p>
              </table:table-cell>
              <table:table-cell office:value-type="float" office:value="0.34175936">
                <text:p>0.34175936</text:p>
              </table:table-cell>
              <table:table-cell office:value-type="float" office:value="0.36919914">
                <text:p>0.36919914</text:p>
              </table:table-cell>
              <table:table-cell office:value-type="float" office:value="0.36427823">
                <text:p>0.36427823</text:p>
              </table:table-cell>
              <table:table-cell office:value-type="float" office:value="0.38277416">
                <text:p>0.38277416</text:p>
              </table:table-cell>
              <table:table-cell office:value-type="float" office:value="0.34296846">
                <text:p>0.34296846</text:p>
              </table:table-cell>
              <table:table-cell office:value-type="float" office:value="0.31216607">
                <text:p>0.31216607</text:p>
              </table:table-cell>
              <table:table-cell office:value-type="float" office:value="0.33994259">
                <text:p>0.33994259</text:p>
              </table:table-cell>
              <table:table-cell office:value-type="float" office:value="0.33432659">
                <text:p>0.33432659</text:p>
              </table:table-cell>
              <table:table-cell office:value-type="float" office:value="0.09746696">
                <text:p>0.09746696</text:p>
              </table:table-cell>
              <table:table-cell office:value-type="float" office:value="0.49043506">
                <text:p>0.49043506</text:p>
              </table:table-cell>
              <table:table-cell office:value-type="float" office:value="1.59513784">
                <text:p>1.59513784</text:p>
              </table:table-cell>
              <table:table-cell office:value-type="float" office:value="3.79796647">
                <text:p>3.79796647</text:p>
              </table:table-cell>
              <table:table-cell office:value-type="float" office:value="9.10832301">
                <text:p>9.10832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